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52cm" svg:height="8.41cm" svg:x="0.048cm" svg:y="1.0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03:30.202741697</dc:date>
    <meta:editing-duration>PT2M50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3cm" svg:height="8.411cm" xlink:href="." xlink:type="simple" chart:class="chart:scatter" chart:style-name="ch1">
        <chart:plot-area chart:style-name="ch2" chart:data-source-has-labels="both" svg:x="0.299cm" svg:y="0.168cm" svg:width="14.355cm" svg:height="8.075cm">
          <chartooo:coordinate-region svg:x="0.841cm" svg:y="0.367cm" svg:width="13.72cm" svg:height="7.67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